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853cm"/>
    </style:style>
    <style:style style:name="gr2" style:family="graphic" style:parent-style-name="standard">
      <style:graphic-properties draw:stroke="none" svg:stroke-color="#000000" draw:fill="none" draw:fill-color="#ffffff" fo:min-height="10.4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88pt" style:font-size-asian="88pt" style:font-size-complex="88pt"/>
    </style:style>
    <style:style style:name="P3" style:family="paragraph">
      <loext:graphic-properties draw:fill="none" draw:fill-color="#ffffff"/>
      <style:text-properties fo:font-size="35pt" style:font-size-asian="35pt" style:font-size-complex="35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723cm" svg:height="14.103cm" svg:x="0.581cm" svg:y="2.27cm">
          <draw:text-box>
            <text:p text:style-name="P1"><text:span text:style-name="T1">Science-1</text:span></text:p>
            <text:p text:style-name="P1"><text:span text:style-name="T1"><text:s/></text:span><text:span text:style-name="T1">Project-2</text:span></text:p>
            <text:p text:style-name="P1"><text:span text:style-name="T1">Double Pendulum</text:span></text:p>
            <text:p text:style-name="P1"><text:span text:style-name="T2"/></text:p>
          </draw:text-box>
        </draw:frame>
        <draw:frame draw:style-name="gr2" draw:text-style-name="P3" draw:layer="layout" svg:width="15.113cm" svg:height="10.716cm" svg:x="2.905cm" svg:y="16.828cm">
          <draw:text-box>
            <text:p><text:span text:style-name="T3">Roll no</text:span><text:span text:style-name="T3"><text:tab/></text:span><text:span text:style-name="T3">:</text:span><text:span text:style-name="T3"><text:tab/></text:span><text:span text:style-name="T3">20161062</text:span></text:p>
            <text:p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Mridul Nagpal</text:span></text:p>
            <text:p><text:span text:style-name="T3">Youtube Link:</text:span></text:p>
            <text:p><text:span text:style-name="T3">https://www.youtube.com/watch?v=fD6GoPodyHM&amp;feature=youtu.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8:04:51.767496802</meta:creation-date>
    <dc:date>2017-11-15T21:36:26.766572658</dc:date>
    <meta:editing-duration>PT14M8S</meta:editing-duration>
    <meta:editing-cycles>6</meta:editing-cycles>
    <meta:generator>LibreOffice/5.3.1.2$Linux_X86_64 LibreOffice_project/30m0$Build-2</meta:generator>
    <meta:document-statistic meta:object-count="2"/>
  </office:meta>
</office:document-meta>
</file>